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98dd" officeooo:paragraph-rsid="000898d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out me<text:line-break/><text:line-break/><text:tab/>My name is William Watkins, I am 30 years old. I recently discovered my passion for computer science. Though I found this passion later than I would have liked, I’m grateful to have found it. I currently work for a t-shirt company where I transfer press graphics onto the t-shirts. In my free time I sometimes play video games with my brother and some friends, or I draw blank ink illustrations to relax. But since I feel so behind with finding my career path I dedicate most of my free time to studying beyond my class work and working on personal coding projects. I’m often accompanied by my cat Tom. He’s very old and very needy and I’m so blessed to have him in my life. I look forward to learning the more complex systems and industry standards of Java based application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0T05:05:41.847000000</meta:creation-date>
    <dc:date>2024-09-10T05:11:53.655000000</dc:date>
    <meta:editing-duration>PT6M13S</meta:editing-duration>
    <meta:editing-cycles>1</meta:editing-cycles>
    <meta:document-statistic meta:table-count="0" meta:image-count="0" meta:object-count="0" meta:page-count="1" meta:paragraph-count="1" meta:word-count="144" meta:character-count="789" meta:non-whitespace-character-count="643"/>
    <meta:generator>LibreOffice/7.6.4.1$Windows_X86_64 LibreOffice_project/e19e193f88cd6c0525a17fb7a176ed8e6a3e2aa1</meta:generator>
  </office:meta>
</office:document-meta>
</file>